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a200f" officeooo:paragraph-rsid="001a200f"/>
    </style:style>
    <style:style style:name="P2" style:family="paragraph" style:parent-style-name="Standard">
      <style:text-properties style:text-underline-style="none" officeooo:rsid="001a200f" officeooo:paragraph-rsid="001a200f"/>
    </style:style>
    <style:style style:name="P3" style:family="paragraph" style:parent-style-name="Standard">
      <style:text-properties style:text-underline-style="none" officeooo:rsid="001ab431" officeooo:paragraph-rsid="001ab431"/>
    </style:style>
    <style:style style:name="P4" style:family="paragraph" style:parent-style-name="Standard">
      <style:text-properties style:text-underline-style="none" officeooo:rsid="001b14a7" officeooo:paragraph-rsid="001b14a7"/>
    </style:style>
    <style:style style:name="P5" style:family="paragraph" style:parent-style-name="Standard">
      <style:text-properties style:text-underline-style="none" officeooo:rsid="001ab431" officeooo:paragraph-rsid="001ab431"/>
    </style:style>
    <style:style style:name="P6" style:family="paragraph" style:parent-style-name="Standard">
      <style:text-properties style:text-underline-style="none" officeooo:rsid="001ab431" officeooo:paragraph-rsid="001ec3d4"/>
    </style:style>
    <style:style style:name="P7" style:family="paragraph" style:parent-style-name="Standard">
      <style:text-properties style:text-underline-style="none" officeooo:rsid="001bbe20" officeooo:paragraph-rsid="001bbe20"/>
    </style:style>
    <style:style style:name="P8" style:family="paragraph" style:parent-style-name="Standard">
      <style:text-properties style:text-underline-style="none" officeooo:rsid="001cdac9" officeooo:paragraph-rsid="001cdac9"/>
    </style:style>
    <style:style style:name="P9" style:family="paragraph" style:parent-style-name="Standard">
      <style:text-properties style:text-underline-style="none" officeooo:rsid="001da395" officeooo:paragraph-rsid="001da395"/>
    </style:style>
    <style:style style:name="P10" style:family="paragraph" style:parent-style-name="Standard">
      <style:text-properties style:text-underline-style="none" officeooo:rsid="001e45ed" officeooo:paragraph-rsid="001ec3d4"/>
    </style:style>
    <style:style style:name="P11" style:family="paragraph" style:parent-style-name="Standard">
      <style:text-properties style:text-underline-style="none" officeooo:rsid="001d7c84" officeooo:paragraph-rsid="001ec3d4"/>
    </style:style>
    <style:style style:name="P12" style:family="paragraph" style:parent-style-name="Standard">
      <style:text-properties style:text-underline-style="none" officeooo:rsid="001c274b" officeooo:paragraph-rsid="001ec3d4"/>
    </style:style>
    <style:style style:name="P13" style:family="paragraph" style:parent-style-name="Standard">
      <style:text-properties style:text-underline-style="none" officeooo:rsid="001a200f" officeooo:paragraph-rsid="001ec3d4"/>
    </style:style>
    <style:style style:name="P14" style:family="paragraph" style:parent-style-name="Standard">
      <style:text-properties style:text-underline-style="solid" style:text-underline-width="auto" style:text-underline-color="font-color" officeooo:rsid="001a200f" officeooo:paragraph-rsid="001ec3d4"/>
    </style:style>
    <style:style style:name="P15" style:family="paragraph" style:parent-style-name="Standard">
      <style:text-properties fo:font-size="16pt" officeooo:rsid="001b3151" officeooo:paragraph-rsid="001ec3d4" style:font-size-asian="16pt" style:font-size-complex="16pt"/>
    </style:style>
    <style:style style:name="T1" style:family="text">
      <style:text-properties officeooo:rsid="001ab431"/>
    </style:style>
    <style:style style:name="T2" style:family="text">
      <style:text-properties officeooo:rsid="001b14a7"/>
    </style:style>
    <style:style style:name="T3" style:family="text">
      <style:text-properties officeooo:rsid="001b8145"/>
    </style:style>
    <style:style style:name="T4" style:family="text">
      <style:text-properties officeooo:rsid="001da395"/>
    </style:style>
    <style:style style:name="T5" style:family="text">
      <style:text-properties officeooo:rsid="001fe05b"/>
    </style:style>
    <style:style style:name="T6" style:family="text">
      <style:text-properties officeooo:rsid="001ec3d4"/>
    </style:style>
    <style:style style:name="T7" style:family="text">
      <style:text-properties officeooo:rsid="001b315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15">Trabajo práctico Grupal</text:p>
      <text:p text:style-name="P15"/>
      <text:p text:style-name="P14">Supuestos</text:p>
      <text:p text:style-name="P14"/>
      <text:p text:style-name="P10">Los personajes de un mismo equipo aparecerán en casilleros contiguos en las esquinas, opuestos en el tablero.</text:p>
      <text:p text:style-name="P11">El jugador va a elegir porque casillero se va a mover el personaje. </text:p>
      <text:p text:style-name="P11">Un consumible se absor<text:span text:style-name="T5">b</text:span>e cuando un personaje realiza un movimiento sobre el casillero que lo contenga (cuando pase sobre el).</text:p>
      <text:p text:style-name="P11">La cantidad de consumibles van a ser fijos por cada turno.</text:p>
      <text:p text:style-name="P10">El jugador puede saltear el turno.</text:p>
      <text:p text:style-name="P10">Los personajes se pueden mover en diagonal.</text:p>
      <text:p text:style-name="P7">Los personjes pueden pasar a su ultima evolucion sin necesidad de pasar por el primer cambio de estado.</text:p>
      <text:p text:style-name="P1"/>
      <text:p text:style-name="P1"/>
      <text:p text:style-name="P1">Modelo de dominio</text:p>
      <text:p text:style-name="P1"/>
      <text:p text:style-name="P2"><text:span text:style-name="T6">P</text:span>ara la realizacion de la primera etapa del trabajo practico consideramos importantes las siguientes clases:</text:p>
      <text:p text:style-name="P2"/>
      <text:p text:style-name="P2">Juego: la responsabilidad de esta clase es coordinar las acciones que los usuarios del juego quieren realizar con <text:span text:style-name="T2">el desarrollo interno </text:span><text:s/>del programa.</text:p>
      <text:p text:style-name="P2"/>
      <text:p text:style-name="P2">Partida: es la enitidad del programa encargada de preparar la estrucrura donde los usurarios podran interactuar <text:span text:style-name="T2">con los personajes y de actualizar los estados del juego.</text:span></text:p>
      <text:p text:style-name="P2"/>
      <text:p text:style-name="P2">Jugador: es una entidad con los datos <text:span text:style-name="T2">que</text:span> cada usuario elige o selecciona, siendo estas el nombre y el equipo que deseen. <text:span text:style-name="T2">Tambien se encarga de elegir el movimiento <text:s/>y cambio de estado de sus personajes.</text:span></text:p>
      <text:p text:style-name="P2"/>
      <text:p text:style-name="P2">Equipo: <text:span text:style-name="T1">cuado un jugador elige un equipo instancia un objeto de esta entidad, la cual define los personajes que el usuario puede usar y que no podran se rcambiados por otros personajes, de manera tal que los personajes de un mismo equipo no se puedan atacar entre si. Equipo es una Interfaz <text:s/>madre. </text:span></text:p>
      <text:p text:style-name="P2"/>
      <text:p text:style-name="P2">EquipoGuerrerosZ: es una entidad hija de la entidad Equipo que posee a los personajes Goku, <text:span text:style-name="T1">Gohan, Piccolo. </text:span></text:p>
      <text:p text:style-name="P2"/>
      <text:p text:style-name="P3">EquipoEnemigosDeLaTierra: es una entdad hija de la entidad Equipo que posee a los personajes </text:p>
      <text:p text:style-name="P3"/>
      <text:p text:style-name="P4">VerificadorDeMovimiento: es una entidad que recibe la accion de mover un personaje, verifica que los casilleros dados esten vacios y en caso de no estarlo lanza una excepcion.</text:p>
      <text:p text:style-name="P3"/>
      <text:p text:style-name="P3">Personaje:<text:span text:style-name="T3"> <text:s/>entidad con la que el usuario juega, cada uno tiene su estado inicial, pudiendo cambiar esta siempre que se cumplan </text:span></text:p>
      <text:p text:style-name="P3"/>
      <text:p text:style-name="P7">Transformacion: entidad que verifica si el personaje cumple con las condiciones para transformarse, <text:s/>si las tiene lo transforma, sino lanza la excepcion.</text:p>
      <text:p text:style-name="P7"/>
      <text:p text:style-name="P9"><text:soft-page-break/>Ataque: es la encargada de verificar que se cumplan las condiciones para un ataque, en caso de cumplirlas realiza el efecto del mismo</text:p>
      <text:p text:style-name="P3"/>
      <text:p text:style-name="P12">Consumibles: Son objetos que se encontrar<text:span text:style-name="T5">a</text:span>n dentro de los casilleros. Un consumible <text:span text:style-name="T5">puede ser absorbido por un personaje. Un consumible brinda propiedades a un personaje.</text:span> <text:s text:c="3"/></text:p>
      <text:p text:style-name="P13"/>
      <text:p text:style-name="P6">Casillero: <text:s/><text:span text:style-name="T7">objeto que es parte del tablero, este podrá estar vacío o contener un consumible, o un personaje.</text:span></text:p>
      <text:p text:style-name="P6"/>
      <text:p text:style-name="P6">Tablero: <text:span text:style-name="T5">Es el objeto que contendrá a los casilleros. </text:span></text:p>
      <text:p text:style-name="P3"/>
      <text:p text:style-name="P8">Turno: entidad encargada de agregar consumibles al azar <text:s/>en los casilleros del tablero, <text:span text:style-name="T4">actualizar el ki </text:span><text:s/>y administra las acciones de cada jugador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5T14:36:15.308579149</meta:creation-date>
    <dc:date>2017-06-05T19:08:00.655474812</dc:date>
    <meta:editing-duration>PT10M43S</meta:editing-duration>
    <meta:editing-cycles>1</meta:editing-cycles>
    <meta:generator>LibreOffice/4.2.8.2$Linux_x86 LibreOffice_project/420m0$Build-2</meta:generator>
    <meta:document-statistic meta:table-count="0" meta:image-count="0" meta:object-count="0" meta:page-count="2" meta:paragraph-count="25" meta:word-count="452" meta:character-count="2793" meta:non-whitespace-character-count="2348"/>
  </office:meta>
</office:document-meta>
</file>